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04b6d1" officeooo:paragraph-rsid="0004b6d1"/>
    </style:style>
    <style:style style:name="P2" style:family="paragraph" style:parent-style-name="Textkörper_20_Einrückung_20_Organon">
      <style:text-properties officeooo:paragraph-rsid="0004b6d1"/>
    </style:style>
    <style:style style:name="T1" style:family="text">
      <style:text-properties fo:color="#ff0000"/>
    </style:style>
    <style:style style:name="T2" style:family="text">
      <style:text-properties officeooo:rsid="0004b6d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Heading_20_4" text:outline-level="4">Projektname:</text:h>
        <text:p text:style-name="Textkörper_20_Einrückung_20_Organon">Bennen Sie ihr Projekt.</text:p>
        <text:p text:style-name="Textkörper_20_Einrückung_20_Organon"/>
        <text:p text:style-name="Textkörper_20_Einrückung_20_Organon"><text:span text:style-name="T1">Hinweis</text:span>: Das Projekt kann nicht mehr umbenannt werden. Um das Projekt mit einem neuen Namen zu versehen, muss es als Projekt exportiert werden. (Datei/Export/exportieren als/neues Projekt)</text:p>
        <text:h text:style-name="Heading_20_4" text:outline-level="4">Speicherort: </text:h>
        <text:p text:style-name="Textkörper_20_Einrückung_20_Organon">Suchen Sie einen Speicherort aus. Organon legt ein Verzeichnis unter dem Namen:</text:p>
        <text:p text:style-name="Textkörper_20_Einrückung_20_Organon">„&lt;Projektname&gt;.organon“ an. </text:p>
        <text:p text:style-name="Textkörper_20_Einrückung_20_Organon"/>
        <text:p text:style-name="Textkörper_20_Einrückung_20_Organon">(Linux) Stellen Sie sicher, dass Sie die Schreibrechte für den Ort besitzen.</text:p>
        <text:h text:style-name="Heading_20_4" text:outline-level="4">Formatierung:</text:h>
        <text:p text:style-name="Textkörper_20_Einrückung_20_Organon">Siehe nächsten Eintrag: Formatierung</text:p>
        <text:h text:style-name="Heading_20_4" text:outline-level="4">Template:</text:h>
        <text:p text:style-name="Textkörper_20_Einrückung_20_Organon">Auswahl einer Vorlage <text:span text:style-name="T2">aus den Benutzervorlagen </text:span>für ein neues Projekt. <text:span text:style-name="T2">Sowohl das Häkchen bei „eigener Formatvorlage“ muss gesetzt sein, als auch eine Benutzervorlage in der Dropdown-Box ausgesucht worden sein.</text:span></text:p>
        <text:p text:style-name="Textkörper_20_Einrückung_20_Organon"/>
        <text:p text:style-name="P1">Zur Erstellung einer eigenen Vorlage siehe:</text:p>
        <text:p text:style-name="P1">OO:</text:p>
        <text:p text:style-name="P1"><text:a xlink:type="simple" xlink:href="https://wiki.openoffice.org/wiki/DE/Dokumentation/OOo_2.x/Handbücher/Writer-Handbuch/Eine_Dokumentvorlage_erstellen" text:style-name="Internet_20_link" text:visited-style-name="Visited_20_Internet_20_Link">https://wiki.openoffice.org/wiki/DE/Dokumentation/OOo_2.x/Handb%C3%BCcher/Writer-Handbuch/Eine_Dokumentvorlage_erstellen</text:a></text:p>
        <text:p text:style-name="P1">LO (sehr spärliche Beschreibung):</text:p>
        <text:p text:style-name="P1"><text:a xlink:type="simple" xlink:href="https://help.libreoffice.org/Writer/Creating_a_Document_Template/de" text:style-name="Internet_20_link" text:visited-style-name="Visited_20_Internet_20_Link">https://help.libreoffice.org/Writer/Creating_a_Document_Template/de</text:a></text:p>
        <text:p text:style-name="P1"/>
        <text:p text:style-name="P1">Nur Benutzervorlagen werden von Organon angezeigt.</text:p>
        <text:p text:style-name="P1"/>
        <text:p text:style-name="P1">Die Vorlage wird zu einem Teil des Projektes und mit diesem gespeichert. Möchte man also die Vorlage nach der Hand noch ändern, muss folgende Datei gesucht werden:</text:p>
        <text:p text:style-name="P1">&lt;Projekt Ordner&gt;/files/odt/template.ott</text:p>
        <text:p text:style-name="P1"/>
        <text:p text:style-name="P2"><text:span text:style-name="T2">Diese kann geändert und nach der Änderung mit gleichem Namen an der selben Stelle wieder gespeichert werden. Beim nächsten Projektstart wird die geänderte Vorlage geladen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13:36:05.729000000</dc:date>
    <meta:editing-duration>P0D</meta:editing-duration>
    <meta:editing-cycles>1</meta:editing-cycles>
    <meta:document-statistic meta:table-count="0" meta:image-count="0" meta:object-count="0" meta:page-count="1" meta:paragraph-count="20" meta:word-count="166" meta:character-count="1375" meta:non-whitespace-character-count="1227"/>
    <meta:generator>LibreOffice/5.0.2.2$Windows_x86 LibreOffice_project/37b43f919e4de5eeaca9b9755ed688758a8251fe</meta:generator>
  </office:meta>
</office:document-meta>
</file>